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3"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5" style:family="paragraph" style:parent-style-name="Text_20_body"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6" style:family="paragraph" style:parent-style-name="Preformatted_20_Text"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7" style:family="paragraph" style:parent-style-name="Preformatted_20_Text" style:list-style-name="L1">
      <style:paragraph-properties fo:margin-left="0cm" fo:margin-right="0cm" fo:margin-top="0cm" fo:margin-bottom="0cm" style:contextual-spacing="false" fo:line-height="114%" fo:orphans="2" fo:widows="2" fo:break-before="auto" fo:break-after="auto" fo:padding="0cm" fo:border="none" fo:keep-with-next="auto"/>
    </style:style>
    <style:style style:name="P8"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 style:family="paragraph" style:parent-style-name="Preformatted_20_Text"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style>
    <style:style style:name="P10"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1"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 style:family="paragraph" style:parent-style-name="Text_20_body" style:list-style-name="L2">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13" style:family="paragraph" style:parent-style-name="Preformatted_20_Text"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6"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7"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8" style:family="paragraph" style:parent-style-name="Text_20_body" style:list-style-name="L3">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19" style:family="paragraph" style:parent-style-name="Preformatted_20_Text"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 style:family="paragraph" style:parent-style-name="Preformatted_20_Text" style:list-style-name="L3">
      <style:paragraph-properties fo:margin-left="0cm" fo:margin-right="0cm" fo:margin-top="0cm" fo:margin-bottom="0cm" style:contextual-spacing="false" fo:line-height="114%" fo:orphans="2" fo:widows="2" fo:break-before="auto" fo:break-after="auto" fo:padding="0cm" fo:border="none" fo:keep-with-next="auto"/>
    </style:style>
    <style:style style:name="P22" style:family="paragraph" style:parent-style-name="Text_20_body" style:list-style-name="L3">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color="#1b1c1d" loext:opacity="100%" style:font-name="Google Sans Text"/>
    </style:style>
    <style:style style:name="P23"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4"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25"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 style:family="paragraph" style:parent-style-name="Text_20_body" style:list-style-name="L4">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27" style:family="paragraph" style:parent-style-name="Preformatted_20_Text"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T1" style:family="text">
      <style:text-properties fo:font-variant="normal" fo:text-transform="none" fo:color="#575b5f" loext:opacity="100%" style:font-name="Google Sans Text" fo:font-size="10.5pt" fo:font-style="normal" fo:font-weight="normal" loext:padding="0cm" loext:border="none"/>
    </style:style>
    <style:style style:name="T2" style:family="text">
      <style:text-properties fo:font-variant="normal" fo:text-transform="none" fo:color="#575b5f" loext:opacity="100%" style:font-name="Google Sans Text" fo:font-size="10.5pt" fo:font-style="normal" fo:font-weight="normal" officeooo:rsid="00089333" loext:padding="0cm" loext:border="none"/>
    </style:style>
    <style:style style:name="T3" style:family="text">
      <style:text-properties fo:font-variant="normal" fo:text-transform="none" fo:color="#1967d2" loext:opacity="100%" style:font-name="Google Sans Text" fo:font-size="10.5pt" fo:font-style="normal" fo:font-weight="normal" loext:padding="0cm" loext:border="none"/>
    </style:style>
    <style:style style:name="T4" style:family="text">
      <style:text-properties fo:color="#1b1c1d" loext:opacity="100%" style:font-name="Google Sans Text"/>
    </style:style>
    <style:style style:name="T5" style:family="text">
      <style:text-properties fo:color="#575b5f" loext:opacity="100%" style:font-name="Google Sans Text" loext:padding="0cm" loext:border="none"/>
    </style:style>
    <style:style style:name="T6" style:family="text">
      <style:text-properties fo:font-weight="bold" loext:padding="0cm" loext:border="none"/>
    </style:style>
    <style:style style:name="T7" style:family="text">
      <style:text-properties officeooo:rsid="00093bfc"/>
    </style:style>
    <style:style style:name="T8" style:family="text">
      <style:text-properties fo:font-weight="bold" officeooo:rsid="00093bfc" style:font-weight-asian="bold" style:font-weight-complex="bold"/>
    </style:style>
    <style:style style:name="T9" style:family="text">
      <style:text-properties fo:font-variant="normal" fo:text-transform="none" fo:color="#5f6368" loext:opacity="100%" style:font-name="Google Sans Text" fo:font-size="10.5pt" fo:font-style="normal" fo:font-weight="normal" loext:padding="0cm" loext:border="none"/>
    </style:style>
    <style:style style:name="T10" style:family="text">
      <style:text-properties fo:color="#1b1c1d" loext:opacity="100%" style:font-name="Google Sans Text" fo:font-weight="bold"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quí tienes una guía paso a paso para compilar el núcleo de Linux 6.12.34 en un host Debian 12, de dos maneras diferentes: la clásica con instalación directa y creando un paquete .deb.</text:p>
      <text:section text:style-name="Sect1" text:name="model-response-message-contentr_06651ff1911c8f44">
        <text:p text:style-name="P2">Preparación (Común a ambos métodos):</text:p>
        <text:p text:style-name="P3">Antes de empezar, asegúrate de tener tu sistema actualizado y las herramientas necesarias instaladas.</text:p>
        <text:list text:style-name="L1">
          <text:list-item>
            <text:p text:style-name="P4">Actualizar el sistema:</text:p>
            <text:p text:style-name="P5">Bash</text:p>
            <text:p text:style-name="P6"><text:span text:style-name="Source_20_Text"><text:span text:style-name="T1">sudo apt update</text:span></text:span></text:p>
            <text:p text:style-name="P7"><text:span text:style-name="Source_20_Text"><text:span text:style-name="T1">sudo apt upgrade -y</text:span></text:span></text:p>
          </text:list-item>
          <text:list-item>
            <text:p text:style-name="P4">Instalar dependencias necesarias:</text:p>
            <text:p text:style-name="P5">Bash</text:p>
            <text:p text:style-name="P6"><text:span text:style-name="Source_20_Text"><text:span text:style-name="T1">sudo apt install -y build-essential libncurses-dev flex bison openssl libssl-dev dkms libelf-dev libudev-dev libpopt-dev chrpath zstd rsync vim git </text:span></text:span><text:span text:style-name="Source_20_Text"><text:span text:style-name="T2">bc</text:span></text:span></text:p>
          </text:list-item>
          <text:list-item>
            <text:p text:style-name="P4">Descargar el código fuente del núcleo:</text:p>
            <text:p text:style-name="P8">Ve al sitio oficial de kernel.org y descarga la versión 6.12.34. Si esa versión específica no está disponible (ya que las versiones estables cambian), puedes elegir la versión más cercana o una versión anterior que desees compilar. Para este ejemplo, asumiremos que la 6.12.34 está disponible.</text:p>
            <text:p text:style-name="P5">Bash</text:p>
            <text:p text:style-name="P6"><text:span text:style-name="Source_20_Text"><text:span text:style-name="T1">wget https://cdn.kernel.org/pub/linux/kernel/v6.x/linux-6.12.34.tar.xz</text:span></text:span></text:p>
            <text:p text:style-name="P8">(Reemplaza la URL si la versión cambia)</text:p>
          </text:list-item>
          <text:list-item>
            <text:p text:style-name="P4">Descomprimir el código fuente:</text:p>
            <text:p text:style-name="P5">Bash</text:p>
            <text:p text:style-name="P6"><text:span text:style-name="Source_20_Text"><text:span text:style-name="T1">tar -xf linux-6.12.34.tar.xz</text:span></text:span></text:p>
            <text:p text:style-name="P9"><text:span text:style-name="Source_20_Text"><text:span text:style-name="T3">cd</text:span></text:span><text:span text:style-name="Source_20_Text"><text:span text:style-name="T1"> linux-6.12.34</text:span></text:span></text:p>
          </text:list-item>
        </text:list>
        <text:p text:style-name="P2">Método 1: Compilación Clásica con Instalación Directa</text:p>
        <text:p text:style-name="P3">Este método compila el núcleo y luego lo instala directamente en el sistema.</text:p>
        <text:list text:style-name="L2">
          <text:list-item>
            <text:p text:style-name="P10">Configuración del núcleo:</text:p>
            <text:p text:style-name="P11">Hay varias formas de configurar el núcleo. La más común es usar la configuración del núcleo actual de Debian como base y ajustarla.</text:p>
            <text:list>
              <text:list-item>
                <text:p text:style-name="P10">Copia la configuración actual:</text:p>
                <text:p text:style-name="P12">Bash</text:p>
                <text:p text:style-name="P13"><text:span text:style-name="Source_20_Text"><text:span text:style-name="T1">cp /boot/config-$(uname -r) .config</text:span></text:span></text:p>
              </text:list-item>
              <text:list-item>
                <text:p text:style-name="P10">Ajustar la configuración (opcional pero recomendado):</text:p>
                <text:p text:style-name="P12">Bash</text:p>
                <text:p text:style-name="P13"><text:span text:style-name="Source_20_Text"><text:span text:style-name="T1">make menuconfig</text:span></text:span></text:p>
                <text:p text:style-name="P11">Esto abrirá una interfaz ncurses donde puedes navegar por las opciones del núcleo.</text:p>
                <text:list>
                  <text:list-item>
                    <text:p text:style-name="P11">Puedes guardar la configuración actual (Load) y luego ajustarla.</text:p>
                  </text:list-item>
                  <text:list-item>
                    <text:p text:style-name="P11">Es recomendable revisar las opciones y deshabilitar módulos o características que no necesites para reducir el tamaño del núcleo y el tiempo de compilación.</text:p>
                  </text:list-item>
                  <text:list-item>
                    <text:p text:style-name="P14"><text:span text:style-name="T4">Si no estás seguro, puedes salir guardando la configuración actual o simplemente ejecutar </text:span><text:span text:style-name="Source_20_Text"><text:span text:style-name="T5">make oldconfig</text:span></text:span><text:span text:style-name="T4"> para usar la configuración existente y responder a las nuevas preguntas.</text:span></text:p>
                  </text:list-item>
                  <text:list-item>
                    <text:p text:style-name="P15"><text:soft-page-break/><text:span text:style-name="T6">Importante:</text:span> Asegúrate de que las opciones relacionadas con tu sistema (como soporte para tu sistema de archivos, controladores de red, etc.) estén habilitadas. Si compilas un núcleo sin soporte para tu disco duro o red, tu sistema no arrancará correctamente.</text:p>
                  </text:list-item>
                </text:list>
              </text:list-item>
            </text:list>
          </text:list-item>
          <text:list-item>
            <text:p text:style-name="P10">Compilar el núcleo:</text:p>
            <text:p text:style-name="P14"><text:span text:style-name="T4">Este proceso puede tardar bastante, dependiendo de la potencia de tu CPU y la cantidad de núcleos que utilices. </text:span><text:span text:style-name="Source_20_Text"><text:span text:style-name="T5">-j$(nproc)</text:span></text:span><text:span text:style-name="T4"> usará todos los núcleos disponibles de tu CPU para acelerar la compilación.</text:span></text:p>
            <text:p text:style-name="P12">Bash</text:p>
            <text:p text:style-name="P13"><text:span text:style-name="Source_20_Text"><text:span text:style-name="T1">make -j$(nproc)</text:span></text:span></text:p>
          </text:list-item>
          <text:list-item>
            <text:p text:style-name="P10">Instalar los módulos:</text:p>
            <text:p text:style-name="P12">Bash</text:p>
            <text:p text:style-name="P13"><text:span text:style-name="Source_20_Text"><text:span text:style-name="T1">sudo make modules_install</text:span></text:span></text:p>
          </text:list-item>
          <text:list-item>
            <text:p text:style-name="P10">Instalar el núcleo:</text:p>
            <text:p text:style-name="P12">Bash</text:p>
            <text:p text:style-name="P13"><text:span text:style-name="Source_20_Text"><text:span text:style-name="T1">sudo make install</text:span></text:span></text:p>
            <text:p text:style-name="P14"><text:span text:style-name="T4">Esto copiará el nuevo núcleo (vmlinuz), el initrd y el System.map a </text:span><text:span text:style-name="Source_20_Text"><text:span text:style-name="T5">/boot/</text:span></text:span><text:span text:style-name="T4"> y actualizará GRUB para incluir la nueva entrada.</text:span></text:p>
          </text:list-item>
          <text:list-item>
            <text:p text:style-name="P10">Actualizar GRUB:</text:p>
            <text:p text:style-name="P14"><text:span text:style-name="T4">Aunque </text:span><text:span text:style-name="Source_20_Text"><text:span text:style-name="T5">make install</text:span></text:span><text:span text:style-name="T4"> generalmente lo hace, es buena práctica ejecutarlo explícitamente:</text:span></text:p>
            <text:p text:style-name="P12">Bash</text:p>
            <text:p text:style-name="P13"><text:span text:style-name="Source_20_Text"><text:span text:style-name="T1">sudo update-grub</text:span></text:span></text:p>
          </text:list-item>
          <text:list-item>
            <text:p text:style-name="P10">Reiniciar y probar:</text:p>
            <text:p text:style-name="P12">Bash</text:p>
            <text:p text:style-name="P13"><text:span text:style-name="Source_20_Text"><text:span text:style-name="T1">sudo reboot</text:span></text:span></text:p>
            <text:p text:style-name="P14"><text:span text:style-name="T4">Después de reiniciar, en el menú de GRUB, deberías ver una nueva entrada para tu núcleo recién compilado (ej. </text:span><text:span text:style-name="Source_20_Text"><text:span text:style-name="T5">Linux 6.12.34</text:span></text:span><text:span text:style-name="T4">). Selecciónala y verifica que el sistema arranca correctamente. Una vez iniciado, puedes verificar la versión del núcleo con </text:span><text:span text:style-name="Source_20_Text"><text:span text:style-name="T5">uname -r</text:span></text:span><text:span text:style-name="T4">.</text:span></text:p>
          </text:list-item>
        </text:list>
        <text:p text:style-name="P2">Método 2: Creando un Paquete .deb</text:p>
        <text:p text:style-name="P3">Este método es preferible para una mejor gestión del núcleo, permitiendo una instalación y desinstalación más limpias, y es ideal si necesitas distribuir el núcleo a otras máquinas Debian.<text:line-break/><text:span text:style-name="T7">Paquetes necesarios (agregados a los ya existentes en práctica 1): <text:line-break/></text:span><text:span text:style-name="T8">apt install debhelper libdw-dev</text:span></text:p>
        <text:list text:style-name="L3">
          <text:list-item>
            <text:p text:style-name="P16">Configuración del núcleo:</text:p>
            <text:p text:style-name="P17">Al igual que en el método anterior, primero necesitamos configurar el núcleo.</text:p>
            <text:list>
              <text:list-item>
                <text:p text:style-name="P16">Copia la configuración actual:</text:p>
                <text:p text:style-name="P18">Bash</text:p>
                <text:p text:style-name="P19"><text:span text:style-name="Source_20_Text"><text:span text:style-name="T1">cp /boot/config-$(uname -r) .config</text:span></text:span></text:p>
              </text:list-item>
              <text:list-item>
                <text:p text:style-name="P16">Ajustar la configuración:</text:p>
                <text:p text:style-name="P18">Bash</text:p>
                <text:p text:style-name="P19"><text:span text:style-name="Source_20_Text"><text:span text:style-name="T1">make menuconfig</text:span></text:span></text:p>
                <text:p text:style-name="P20"><text:span text:style-name="T4">Realiza los ajustes necesarios, como se explicó en el Método 1. Es crucial que el nombre de la versión del núcleo sea distinto para evitar conflictos con el núcleo original de Debian. Puedes hacerlo en la sección "General setup" -&gt; "Local version - append to kernel release". Por ejemplo, puedes poner </text:span><text:span text:style-name="Source_20_Text"><text:span text:style-name="T5">-custom</text:span></text:span><text:span text:style-name="T4"> o </text:span><text:span text:style-name="Source_20_Text"><text:span text:style-name="T5">-tu_nombre</text:span></text:span><text:span text:style-name="T4">.</text:span></text:p>
              </text:list-item>
            </text:list>
          </text:list-item>
          <text:list-item>
            <text:p text:style-name="P16">Limpiar el directorio de compilación:</text:p>
            <text:p text:style-name="P17"><text:soft-page-break/>Es buena práctica limpiar cualquier compilación anterior antes de construir los paquetes .deb.</text:p>
            <text:p text:style-name="P18">Bash</text:p>
            <text:p text:style-name="P19"><text:span text:style-name="Source_20_Text"><text:span text:style-name="T1">make clean</text:span></text:span></text:p>
          </text:list-item>
          <text:list-item>
            <text:p text:style-name="P16">Compilar el núcleo y crear los paquetes .deb:</text:p>
            <text:p text:style-name="P20"><text:span text:style-name="T4">Este es el paso más importante para este método. Utilizaremos </text:span><text:span text:style-name="Source_20_Text"><text:span text:style-name="T5">make deb-pkg</text:span></text:span><text:span text:style-name="T4">.</text:span></text:p>
            <text:p text:style-name="P18">Bash</text:p>
            <text:p text:style-name="P19"><text:span text:style-name="Source_20_Text"><text:span text:style-name="T1">make -j$(nproc) deb-pkg</text:span></text:span></text:p>
            <text:p text:style-name="P20"><text:span text:style-name="T4">Esto compilará el núcleo, los módulos y luego empaquetará todo en varios archivos </text:span><text:span text:style-name="Source_20_Text"><text:span text:style-name="T5">.deb</text:span></text:span><text:span text:style-name="T4"> en el directorio padre (</text:span><text:span text:style-name="Source_20_Text"><text:span text:style-name="T5">../</text:span></text:span><text:span text:style-name="T4">). Los paquetes incluirán:</text:span></text:p>
            <text:list>
              <text:list-item>
                <text:p text:style-name="P20"><text:span text:style-name="Source_20_Text"><text:span text:style-name="T5">linux-image-&lt;versión&gt;_&lt;arquitectura&gt;.deb</text:span></text:span><text:span text:style-name="T4"> (el núcleo en sí)</text:span></text:p>
              </text:list-item>
              <text:list-item>
                <text:p text:style-name="P20"><text:span text:style-name="Source_20_Text"><text:span text:style-name="T5">linux-headers-&lt;versión&gt;_&lt;arquitectura&gt;.deb</text:span></text:span><text:span text:style-name="T4"> (los archivos de cabecera, necesarios si compilas módulos externos)</text:span></text:p>
              </text:list-item>
              <text:list-item>
                <text:p text:style-name="P20"><text:span text:style-name="Source_20_Text"><text:span text:style-name="T5">linux-libc-dev_&lt;versión&gt;_&lt;arquitectura&gt;.deb</text:span></text:span><text:span text:style-name="T4"> (para desarrollo de aplicaciones que usen el núcleo)</text:span></text:p>
              </text:list-item>
              <text:list-item>
                <text:p text:style-name="P20"><text:span text:style-name="T4">Posiblemente otros como </text:span><text:span text:style-name="Source_20_Text"><text:span text:style-name="T5">linux-firmware-image</text:span></text:span><text:span text:style-name="T4"> si habilitas esa opción.</text:span></text:p>
              </text:list-item>
            </text:list>
          </text:list-item>
          <text:list-item>
            <text:p text:style-name="P16">Instalar los paquetes .deb:</text:p>
            <text:p text:style-name="P20"><text:span text:style-name="T4">Una vez que la compilación haya terminado, saldrás del directorio </text:span><text:span text:style-name="Source_20_Text"><text:span text:style-name="T5">linux-6.12.34</text:span></text:span><text:span text:style-name="T4"> para encontrar los paquetes .deb.</text:span></text:p>
            <text:p text:style-name="P18">Bash</text:p>
            <text:p text:style-name="P19"><text:span text:style-name="Source_20_Text"><text:span text:style-name="T3">cd</text:span></text:span><text:span text:style-name="Source_20_Text"><text:span text:style-name="T1"> ..</text:span></text:span></text:p>
            <text:p text:style-name="P21"><text:span text:style-name="Source_20_Text"><text:span text:style-name="T1">ls *.deb</text:span></text:span></text:p>
            <text:p text:style-name="P22">Deberías ver algo como:</text:p>
            <text:p text:style-name="P22">linux-image-6.12.34-custom_amd64.deb</text:p>
            <text:p text:style-name="P22">linux-headers-6.12.34-custom_amd64.deb</text:p>
            <text:p text:style-name="P22">linux-libc-dev_6.12.34-custom_amd64.deb</text:p>
            <text:p text:style-name="P17">Instala el paquete de imagen del núcleo y los headers:</text:p>
            <text:p text:style-name="P18">Bash</text:p>
            <text:p text:style-name="P19"><text:span text:style-name="Source_20_Text"><text:span text:style-name="T1">sudo dpkg -i linux-image-6.12.34-custom_amd64.deb linux-headers-6.12.34-custom_amd64.deb</text:span></text:span></text:p>
            <text:p text:style-name="P17">(Asegúrate de usar los nombres de archivo exactos generados).</text:p>
          </text:list-item>
          <text:list-item>
            <text:p text:style-name="P16">Verificar y Reiniciar:</text:p>
            <text:p text:style-name="P20"><text:span text:style-name="T4">Al igual que en el método anterior, </text:span><text:span text:style-name="Source_20_Text"><text:span text:style-name="T5">dpkg</text:span></text:span><text:span text:style-name="T4"> debería haber actualizado GRUB automáticamente.</text:span></text:p>
            <text:p text:style-name="P18">Bash</text:p>
            <text:p text:style-name="P19"><text:span text:style-name="Source_20_Text"><text:span text:style-name="T1">sudo update-grub </text:span></text:span><text:span text:style-name="Source_20_Text"><text:span text:style-name="T9"># Por si acaso</text:span></text:span></text:p>
            <text:p text:style-name="P21"><text:span text:style-name="Source_20_Text"><text:span text:style-name="T1">sudo reboot</text:span></text:span></text:p>
            <text:p text:style-name="P20"><text:span text:style-name="T4">Selecciona tu nuevo núcleo en el menú de GRUB y verifica su funcionamiento con </text:span><text:span text:style-name="Source_20_Text"><text:span text:style-name="T5">uname -r</text:span></text:span><text:span text:style-name="T4">.</text:span></text:p>
          </text:list-item>
        </text:list>
        <text:p text:style-name="P2">Consideraciones Adicionales:</text:p>
        <text:list text:style-name="L4">
          <text:list-item>
            <text:p text:style-name="P23"><text:span text:style-name="T6">Rollback:</text:span> Siempre ten a mano un núcleo funcional. Si tu núcleo compilado no arranca, podrás seleccionar el núcleo original de Debian en el menú de GRUB.</text:p>
          </text:list-item>
          <text:list-item>
            <text:p text:style-name="P24">Desinstalación:</text:p>
            <text:list>
              <text:list-item>
                <text:p text:style-name="P25"><text:soft-page-break/><text:span text:style-name="T10">Método 1 (Clásico):</text:span><text:span text:style-name="T4"> No hay un método </text:span><text:span text:style-name="Source_20_Text"><text:span text:style-name="T5">make uninstall</text:span></text:span><text:span text:style-name="T4"> directo para la mayoría de los casos. Deberías eliminar manualmente los archivos del núcleo de </text:span><text:span text:style-name="Source_20_Text"><text:span text:style-name="T5">/boot/</text:span></text:span><text:span text:style-name="T4"> y las entradas de GRUB. Esto es por lo que el método 2 es preferible.</text:span></text:p>
              </text:list-item>
              <text:list-item>
                <text:p text:style-name="P23"><text:span text:style-name="T6">Método 2 (Paquete .deb):</text:span> Puedes desinstalar el núcleo como cualquier otro paquete:</text:p>
                <text:p text:style-name="P26">Bash</text:p>
                <text:p text:style-name="P27"><text:span text:style-name="Source_20_Text"><text:span text:style-name="T1">sudo apt remove linux-image-6.12.34-custom linux-headers-6.12.34-custom</text:span></text:span></text:p>
                <text:p text:style-name="P25"><text:span text:style-name="T4">(Reemplaza </text:span><text:span text:style-name="Source_20_Text"><text:span text:style-name="T5">6.12.34-custom</text:span></text:span><text:span text:style-name="T4"> con la versión y el sufijo que hayas usado).</text:span></text:p>
              </text:list-item>
            </text:list>
          </text:list-item>
          <text:list-item>
            <text:p text:style-name="P25"><text:span text:style-name="T10">Actualizaciones:</text:span><text:span text:style-name="T4"> Cuando haya una nueva versión del núcleo que quieras compilar, deberás repetir los pasos de compilación. Los núcleos compilados manualmente no se actualizan a través de </text:span><text:span text:style-name="Source_20_Text"><text:span text:style-name="T5">apt</text:span></text:span><text:span text:style-name="T4">.</text:span></text:p>
          </text:list-item>
          <text:list-item>
            <text:p text:style-name="P25"><text:span text:style-name="T10">Personalización:</text:span><text:span text:style-name="T4"> La clave para la compilación del núcleo es la configuración (</text:span><text:span text:style-name="Source_20_Text"><text:span text:style-name="T5">.config</text:span></text:span><text:span text:style-name="T4">). Tómate tu tiempo para explorar las opciones en </text:span><text:span text:style-name="Source_20_Text"><text:span text:style-name="T5">make menuconfig</text:span></text:span><text:span text:style-name="T4"> para optimizar el núcleo para tus necesidades específicas (por ejemplo, habilitar características experimentales, soporte para hardware específico, etc.).</text:span></text:p>
          </text:list-item>
          <text:list-item>
            <text:p text:style-name="P23"><text:span text:style-name="T6">Espacio en disco:</text:span> La compilación del núcleo requiere una cantidad considerable de espacio en disco (varios GB) y puede llevar varias horas, dependiendo de tu hardware.</text:p>
          </text:list-item>
        </text:list>
        <text:p text:style-name="P1">¡Mucha suerte con tu compilación del núcleo!</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11:30:50.673109200</meta:creation-date>
    <dc:date>2025-06-30T12:22:57.383116200</dc:date>
    <meta:editing-duration>PT1H18M41S</meta:editing-duration>
    <meta:editing-cycles>3</meta:editing-cycles>
    <meta:generator>LibreOffice/25.2.4.3$Windows_X86_64 LibreOffice_project/33e196637044ead23f5c3226cde09b47731f7e27</meta:generator>
    <meta:document-statistic meta:table-count="0" meta:image-count="0" meta:object-count="0" meta:page-count="4" meta:paragraph-count="108" meta:word-count="1047" meta:character-count="6898" meta:non-whitespace-character-count="6005"/>
  </office:meta>
</office:document-meta>
</file>